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59A5B61EA5C18CDE.jpg" manifest:media-type="image/jpeg"/>
  <manifest:file-entry manifest:full-path="Pictures/10000201000011230000059E1919DDD91C7AC0D8.png" manifest:media-type="image/png"/>
  <manifest:file-entry manifest:full-path="Pictures/10000201000000DC00000090C06C322651821B3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Trebuchet MS2" svg:font-family="'Trebuchet M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4.171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16cm" svg:height="3.506cm" svg:x="0cm" svg:y="0.094cm" presentation:class="title" presentation:user-transformed="true">
          <draw:text-box>
            <text:p>Sandwich Class Camp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4.671cm" svg:height="1.043cm" svg:x="6.8cm" svg:y="20cm">
          <draw:text-box>
            <text:p>Falcioni Vincent – Guislain silvère – Gérome Alexis</text:p>
          </draw:text-box>
        </draw:frame>
        <draw:frame draw:style-name="gr2" draw:text-style-name="P3" draw:layer="layout" svg:width="3cm" svg:height="1.963cm" svg:x="0.2cm" svg:y="2.782cm">
          <draw:image xlink:href="Pictures/10000201000000DC00000090C06C322651821B33.png" xlink:type="simple" xlink:show="embed" xlink:actuate="onLoad">
            <text:p/>
          </draw:image>
        </draw:frame>
        <draw:frame draw:style-name="gr3" draw:text-style-name="P4" draw:layer="layout" svg:width="6.021cm" svg:height="1.973cm" svg:x="21.979cm" svg:y="19.027cm">
          <draw:image xlink:href="Pictures/10000201000011230000059E1919DDD91C7AC0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Trebuchet MS2" svg:font-family="'Trebuchet M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30059A5B61EA5C18CDE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Trebuchet MS2" fo:font-family="'Trebuchet MS'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  <style:text-properties fo:color="#99cc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Trebuchet MS2" fo:font-family="'Trebuchet MS'" style:font-style-name="Normal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3:08:56.511000000</meta:creation-date>
    <dc:date>2016-12-02T13:38:29.752000000</dc:date>
    <meta:editing-duration>PT4M25S</meta:editing-duration>
    <meta:editing-cycles>2</meta:editing-cycles>
    <meta:generator>LibreOffice/5.1.6.2$Windows_x86 LibreOffice_project/07ac168c60a517dba0f0d7bc7540f5afa45f0909</meta:generator>
    <meta:document-statistic meta:object-count="28"/>
  </office:meta>
</office:document-meta>
</file>